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P1" style:family="paragraph" style:parent-style-name="Standard">
      <style:text-properties officeooo:paragraph-rsid="00050d9d"/>
    </style:style>
    <style:style style:name="P2" style:family="paragraph" style:parent-style-name="Standard">
      <style:text-properties officeooo:paragraph-rsid="0005d385"/>
    </style:style>
    <style:style style:name="P3" style:family="paragraph" style:parent-style-name="Standard">
      <style:text-properties officeooo:paragraph-rsid="00081bd6"/>
    </style:style>
    <style:style style:name="P4" style:family="paragraph" style:parent-style-name="Standard">
      <style:text-properties officeooo:paragraph-rsid="0008a66c"/>
    </style:style>
    <style:style style:name="P5" style:family="paragraph" style:parent-style-name="Standard">
      <style:text-properties officeooo:paragraph-rsid="000a5afd"/>
    </style:style>
    <style:style style:name="P6" style:family="paragraph" style:parent-style-name="Standard">
      <style:text-properties officeooo:paragraph-rsid="00101e54"/>
    </style:style>
    <style:style style:name="P7" style:family="paragraph" style:parent-style-name="Standard">
      <style:paragraph-properties fo:break-before="page"/>
      <style:text-properties officeooo:paragraph-rsid="00050d9d"/>
    </style:style>
    <style:style style:name="T1" style:family="text">
      <style:text-properties officeooo:rsid="00050d9d"/>
    </style:style>
    <style:style style:name="T2" style:family="text">
      <style:text-properties officeooo:rsid="0005d385"/>
    </style:style>
    <style:style style:name="T3" style:family="text">
      <style:text-properties officeooo:rsid="0008a66c"/>
    </style:style>
    <style:style style:name="T4" style:family="text">
      <style:text-properties officeooo:rsid="000a5afd"/>
    </style:style>
    <style:style style:name="T5" style:family="text">
      <style:text-properties officeooo:rsid="000bf30e"/>
    </style:style>
    <style:style style:name="T6" style:family="text">
      <style:text-properties officeooo:rsid="000c7394"/>
    </style:style>
    <style:style style:name="T7" style:family="text">
      <style:text-properties officeooo:rsid="000eec5d"/>
    </style:style>
    <style:style style:name="T8" style:family="text">
      <style:text-properties officeooo:rsid="00101e5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ICP 問題1.45</text:span></text:p>
      <text:p text:style-name="Standard"><text:span text:style-name="T1">　ｎ乗根を求めるために平均緩和法を使う場合、何回適用すれば十分か。</text:span></text:p>
      <text:p text:style-name="Standard"><text:span text:style-name="T1"/></text:p>
      <text:p text:style-name="Standard"><text:span text:style-name="T1">　ググってカンニングすると</text:span><text:span text:style-name="T1"><draw:frame draw:style-name="fr1" draw:name="オブジェクト12" text:anchor-type="as-char" svg:y="-0.377cm" svg:width="1.178cm" svg:height="0.533cm" draw:z-index="8"><draw:object xlink:href="./Object 12" xlink:type="simple" xlink:show="embed" xlink:actuate="onLoad"/><draw:image xlink:href="./ObjectReplacements/Object 12" xlink:type="simple" xlink:show="embed" xlink:actuate="onLoad"/><svg:desc>数式</svg:desc></draw:frame></text:span><text:span text:style-name="T5">の小数点以下切上げ・切り捨て、四捨五入したものなどが出てきたが、理由が書いてある</text:span><text:span text:style-name="T6">ものが見つからなかったので</text:span><text:span text:style-name="T5">、理由を考察してみた。</text:span></text:p>
      <text:p text:style-name="Standard"><text:span text:style-name="T5"/></text:p>
      <text:p text:style-name="Standard"><text:span text:style-name="T1"/></text:p>
      <text:p text:style-name="Standard"><text:span text:style-name="T1">・準備</text:span></text:p>
      <text:p text:style-name="Standard"><text:span text:style-name="T1">定数mのｎ乗根を求めるための不動点探索用関数を以下のように定義する。</text:span></text:p>
      <text:p text:style-name="P1"><text:span text:style-name="T1"><draw:frame draw:style-name="fr1" draw:name="オブジェクト1" text:anchor-type="as-char" svg:y="-0.619cm" svg:width="2.35cm" svg:height="1.058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1"><draw:frame draw:style-name="fr1" draw:name="オブジェクト3" text:anchor-type="as-char" svg:y="-0.39cm" svg:width="1.205cm" svg:height="0.543cm" draw:z-index="2"><draw:object xlink:href="./Object 3" xlink:type="simple" xlink:show="embed" xlink:actuate="onLoad"/><draw:image xlink:href="./ObjectReplacements/Object 3" xlink:type="simple" xlink:show="embed" xlink:actuate="onLoad"/><svg:desc>数式</svg:desc></draw:frame></text:span><text:span text:style-name="T1">に平均緩和法をk回適用した関数を以下のように定義する。</text:span></text:p>
      <text:p text:style-name="P1"><text:span text:style-name="T1"><draw:frame draw:style-name="fr1" draw:name="オブジェクト2" text:anchor-type="as-char" svg:y="-2.766cm" svg:width="7.25cm" svg:height="5.38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"><text:span text:style-name="T1"><draw:frame draw:style-name="fr1" draw:name="オブジェクト4" text:anchor-type="as-char" svg:y="-0.377cm" svg:width="0.933cm" svg:height="0.533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">の最下点をしらべたい。最下点</text:span><text:span text:style-name="T7">のx座標</text:span><text:span text:style-name="T1">が不動点以下になるようなｋを求めたい。</text:span></text:p>
      <text:p text:style-name="P2"><text:span text:style-name="T1"/></text:p>
      <text:p text:style-name="P2"><text:span text:style-name="T1">微分して値が0となるxを求める。</text:span></text:p>
      <text:p text:style-name="P1"><text:span text:style-name="T1"><draw:frame draw:style-name="fr1" draw:name="オブジェクト5" text:anchor-type="as-char" svg:y="-3.039cm" svg:width="5.756cm" svg:height="5.928cm" draw:z-index="3"><draw:object xlink:href="./Object 5" xlink:type="simple" xlink:show="embed" xlink:actuate="onLoad"/><draw:image xlink:href="./ObjectReplacements/Object 5" xlink:type="simple" xlink:show="embed" xlink:actuate="onLoad"/><svg:desc>数式</svg:desc></draw:frame></text:span></text:p>
      <text:p text:style-name="P1"><text:span text:style-name="T1"/></text:p>
      <text:p text:style-name="P7"><text:span text:style-name="T1"/></text:p>
      <text:p text:style-name="P1"><text:span text:style-name="T1"><draw:frame draw:style-name="fr1" draw:name="オブジェクト6" text:anchor-type="as-char" svg:y="-0.377cm" svg:width="0.933cm" svg:height="0.533cm" draw:z-index="4"><draw:object xlink:href="./Object 6" xlink:type="simple" xlink:show="embed" xlink:actuate="onLoad"/><draw:image xlink:href="./ObjectReplacements/Object 6" xlink:type="simple" xlink:show="embed" xlink:actuate="onLoad"/><svg:desc>数式</svg:desc></draw:frame></text:span><text:span text:style-name="T2">の</text:span><text:span text:style-name="T1">不動点は</text:span><text:span text:style-name="T1"><draw:frame draw:style-name="fr1" draw:name="オブジェクト7" text:anchor-type="as-char" svg:y="-0.457cm" svg:width="0.783cm" svg:height="0.547cm" draw:z-index="5"><draw:object xlink:href="./Object 7" xlink:type="simple" xlink:show="embed" xlink:actuate="onLoad"/><draw:image xlink:href="./ObjectReplacements/Object 7" xlink:type="simple" xlink:show="embed" xlink:actuate="onLoad"/><svg:desc>数式</svg:desc></draw:frame></text:span><text:span text:style-name="T1">である。不動点のとき、式（A）の左辺は1になる。</text:span></text:p>
      <text:p text:style-name="P3"><text:span text:style-name="T1">最下点が不動点以下になるｋを求めるため、以下の式を解く。</text:span></text:p>
      <text:p text:style-name="P4"><text:span text:style-name="T1"><draw:frame draw:style-name="fr1" draw:name="オブジェクト8" text:anchor-type="as-char" svg:y="-1.981cm" svg:width="3.318cm" svg:height="3.874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 </text:span></text:p>
      <text:p text:style-name="P4"><text:span text:style-name="T1"/></text:p>
      <text:p text:style-name="P6"><text:span text:style-name="T1">求めるkは回数なので整数化する必要がある。</text:span><text:span text:style-name="T1"><draw:frame draw:style-name="fr1" draw:name="オブジェクト13" text:anchor-type="as-char" svg:y="-0.377cm" svg:width="1.178cm" svg:height="0.533cm" draw:z-index="9"><draw:object xlink:href="./Object 13" xlink:type="simple" xlink:show="embed" xlink:actuate="onLoad"/><draw:image xlink:href="./ObjectReplacements/Object 13" xlink:type="simple" xlink:show="embed" xlink:actuate="onLoad"/><svg:desc>数式</svg:desc></draw:frame></text:span><text:span text:style-name="T8">を整数化する場合、小数点以下を切り上げる場合と切り捨てる場合のどちらがよいか。</text:span></text:p>
      <text:p text:style-name="P6"><text:span text:style-name="T8"/></text:p>
      <text:p text:style-name="P6"><text:span text:style-name="T8">・切り上げる場合</text:span></text:p>
      <text:p text:style-name="P6"><text:span text:style-name="T8">　式（A）の右辺は1より大きくなる。その場合左辺のxは不動点</text:span><text:span text:style-name="T8"><draw:frame draw:style-name="fr1" draw:name="オブジェクト14" text:anchor-type="as-char" svg:y="-0.457cm" svg:width="0.783cm" svg:height="0.547cm" draw:z-index="10"><draw:object xlink:href="./Object 14" xlink:type="simple" xlink:show="embed" xlink:actuate="onLoad"/><draw:image xlink:href="./ObjectReplacements/Object 14" xlink:type="simple" xlink:show="embed" xlink:actuate="onLoad"/><svg:desc>数式</svg:desc></draw:frame></text:span><text:span text:style-name="T8">より小さい値で無くてはならない。</text:span></text:p>
      <text:p text:style-name="P6"><text:span text:style-name="T8">・切り捨てる場合</text:span></text:p>
      <text:p text:style-name="P6"><text:span text:style-name="T8">　式（A）の右辺は1より小さくなる。その場合左辺のxは不動点</text:span><text:span text:style-name="T8"><draw:frame draw:style-name="fr1" draw:name="オブジェクト15" text:anchor-type="as-char" svg:y="-0.457cm" svg:width="0.783cm" svg:height="0.547cm" draw:z-index="11"><draw:object xlink:href="./Object 15" xlink:type="simple" xlink:show="embed" xlink:actuate="onLoad"/><draw:image xlink:href="./ObjectReplacements/Object 15" xlink:type="simple" xlink:show="embed" xlink:actuate="onLoad"/><svg:desc>数式</svg:desc></draw:frame></text:span><text:span text:style-name="T8">より大きい値で無くてはならない。</text:span></text:p>
      <text:p text:style-name="P4"><text:span text:style-name="T1"><text:s/></text:span></text:p>
      <text:p text:style-name="P4"><text:span text:style-name="T1">最下点のx座標は不動点以下のほうが良いので、切り上げるが良い。</text:span></text:p>
      <text:p text:style-name="P4"><text:span text:style-name="T1"/></text:p>
      <text:p text:style-name="P4"><text:span text:style-name="T3">まとめると、ｎ乗根を求める際の平均緩和法適用回数ｋは、</text:span><text:span text:style-name="T3"><draw:frame draw:style-name="fr1" draw:name="オブジェクト10" text:anchor-type="as-char" svg:y="-0.377cm" svg:width="1.178cm" svg:height="0.533cm" draw:z-index="13"><draw:object xlink:href="./Object 10" xlink:type="simple" xlink:show="embed" xlink:actuate="onLoad"/><draw:image xlink:href="./ObjectReplacements/Object 10" xlink:type="simple" xlink:show="embed" xlink:actuate="onLoad"/><svg:desc>数式</svg:desc></draw:frame></text:span><text:span text:style-name="T3">を小数点切り上げ（</text:span><text:span text:style-name="T8">ceiling</text:span><text:span text:style-name="T3">）したものである。</text:span></text:p>
      <text:p text:style-name="P5"><text:span text:style-name="T3"><draw:frame draw:style-name="fr1" draw:name="オブジェクト9" text:anchor-type="as-char" svg:y="-0.377cm" svg:width="2.517cm" svg:height="0.533cm" draw:z-index="12"><draw:object xlink:href="./Object 9" xlink:type="simple" xlink:show="embed" xlink:actuate="onLoad"/><draw:image xlink:href="./ObjectReplacements/Object 9" xlink:type="simple" xlink:show="embed" xlink:actuate="onLoad"/><svg:desc>数式</svg:desc></draw:frame></text:span></text:p>
      <text:p text:style-name="P5"><text:span text:style-name="T3"/></text:p>
      <text:p text:style-name="P5"><text:span text:style-name="T3"/></text:p>
      <text:p text:style-name="P5"><text:span text:style-name="T4"/></text:p>
      <text:p text:style-name="P5"><text:span text:style-name="T4">以上。</text:span></text:p>
      <text:p text:style-name="P5"><text:span text:style-name="T4"/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01:37:27</meta:creation-date>
    <dc:date>2013-07-01T17:47:22</dc:date>
    <meta:editing-duration>P1DT15H59M47S</meta:editing-duration>
    <meta:editing-cycles>11</meta:editing-cycles>
    <meta:generator>LibreOffice/3.6$MacOSX_x86 LibreOffice_project/f969faf-c24b504-8c77064-174276e-40b382</meta:generator>
    <meta:document-statistic meta:table-count="0" meta:image-count="0" meta:object-count="14" meta:page-count="2" meta:paragraph-count="24" meta:word-count="532" meta:character-count="565" meta:non-whitespace-character-count="544"/>
  </office:meta>
</office:document-meta>
</file>

<file path=Object 1/content.xml><?xml version="1.0" encoding="utf-8"?>
<math xmlns="http://www.w3.org/1998/Math/MathML">
  <semantics>
    <mrow>
      <msub>
        <mi>g</mi>
        <mrow>
          <mi>n</mi>
        </mrow>
      </msub>
      <mrow>
        <mrow>
          <mo stretchy="false">(</mo>
          <mrow>
            <mi>x</mi>
          </mrow>
          <mo stretchy="false">)</mo>
        </mrow>
        <mo stretchy="false">=</mo>
        <mfrac>
          <mrow>
            <mi>m</mi>
          </mrow>
          <mrow>
            <msup>
              <mi>x</mi>
              <mrow>
                <mrow>
                  <mi>n</mi>
                  <mo stretchy="false">−</mo>
                  <mn>1</mn>
                </mrow>
              </mrow>
            </msup>
          </mrow>
        </mfrac>
      </mrow>
    </mrow>
    <annotation encoding="StarMath 5.0">g_{n}(x)={m} over {x^{n-1}} </annotation>
  </semantics>
</math>
</file>

<file path=Object 10/content.xml><?xml version="1.0" encoding="utf-8"?>
<math xmlns="http://www.w3.org/1998/Math/MathML">
  <semantics>
    <mrow>
      <msub>
        <mi>log</mi>
        <mrow>
          <mn>2</mn>
        </mrow>
      </msub>
      <mrow>
        <mi>n</mi>
      </mrow>
    </mrow>
    <annotation encoding="StarMath 5.0"> log_{2}{n}</annotation>
  </semantics>
</math>
</file>

<file path=Object 12/content.xml><?xml version="1.0" encoding="utf-8"?>
<math xmlns="http://www.w3.org/1998/Math/MathML">
  <semantics>
    <mrow>
      <msub>
        <mi>log</mi>
        <mrow>
          <mn>2</mn>
        </mrow>
      </msub>
      <mi>n</mi>
    </mrow>
    <annotation encoding="StarMath 5.0">log_{2}n </annotation>
  </semantics>
</math>
</file>

<file path=Object 13/content.xml><?xml version="1.0" encoding="utf-8"?>
<math xmlns="http://www.w3.org/1998/Math/MathML">
  <semantics>
    <mrow>
      <msub>
        <mi>log</mi>
        <mrow>
          <mn>2</mn>
        </mrow>
      </msub>
      <mrow>
        <mi>n</mi>
      </mrow>
    </mrow>
    <annotation encoding="StarMath 5.0"> log_{2}{n}</annotation>
  </semantics>
</math>
</file>

<file path=Object 14/content.xml><?xml version="1.0" encoding="utf-8"?>
<math xmlns="http://www.w3.org/1998/Math/MathML">
  <semantics>
    <mrow>
      <mroot>
        <mrow>
          <mi>m</mi>
        </mrow>
        <mrow>
          <mi>n</mi>
        </mrow>
      </mroot>
    </mrow>
    <annotation encoding="StarMath 5.0">nroot{n}{m} </annotation>
  </semantics>
</math>
</file>

<file path=Object 15/content.xml><?xml version="1.0" encoding="utf-8"?>
<math xmlns="http://www.w3.org/1998/Math/MathML">
  <semantics>
    <mrow>
      <mroot>
        <mrow>
          <mi>m</mi>
        </mrow>
        <mrow>
          <mi>n</mi>
        </mrow>
      </mroot>
    </mrow>
    <annotation encoding="StarMath 5.0">nroot{n}{m} </annotation>
  </semantics>
</math>
</file>

<file path=Object 2/content.xml><?xml version="1.0" encoding="utf-8"?>
<math xmlns="http://www.w3.org/1998/Math/MathML">
  <semantics>
    <mtable>
      <mtr>
        <mtd>
          <mrow>
            <msub>
              <mi>f</mi>
              <mrow>
                <mi>n</mi>
                <mi>,</mi>
                <mi>k</mi>
              </mrow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n>2</mn>
                </mrow>
              </mfrac>
            </mrow>
            <mrow>
              <mo stretchy="false">(</mo>
              <mrow>
                <mrow>
                  <mi>x</mi>
                  <mo stretchy="false">+</mo>
                  <mfrac>
                    <mrow>
                      <mn>1</mn>
                    </mrow>
                    <mrow>
                      <mn>2</mn>
                    </mrow>
                  </mfrac>
                </mrow>
                <mrow>
                  <mo stretchy="false">(</mo>
                  <mrow>
                    <mrow>
                      <mi>x</mi>
                      <mo stretchy="false">+</mo>
                      <mo stretchy="false">⋯</mo>
                    </mrow>
                    <mfrac>
                      <mrow>
                        <mn>1</mn>
                      </mrow>
                      <mrow>
                        <mn>2</mn>
                      </mrow>
                    </mfrac>
                    <mrow>
                      <mo stretchy="false">(</mo>
                      <mrow>
                        <mrow>
                          <mi>x</mi>
                          <mo stretchy="false">+</mo>
                          <msub>
                            <mi>g</mi>
                            <mi>n</mi>
                          </msub>
                        </mrow>
                        <mrow>
                          <mo stretchy="false">(</mo>
                          <mrow>
                            <mi>x</mi>
                          </mrow>
                          <mo stretchy="false">)</mo>
                        </mrow>
                      </mrow>
                      <mo stretchy="false">)</mo>
                    </mrow>
                    <mo stretchy="false">⋯</mo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frac>
                <mrow>
                  <mn>1</mn>
                </mrow>
                <mrow>
                  <mn>2</mn>
                </mrow>
              </mfrac>
            </mrow>
            <mrow>
              <mo stretchy="false">(</mo>
              <mrow>
                <mrow>
                  <mi>x</mi>
                  <mo stretchy="false">+</mo>
                  <mfrac>
                    <mrow>
                      <mn>1</mn>
                    </mrow>
                    <mrow>
                      <mn>2</mn>
                    </mrow>
                  </mfrac>
                </mrow>
                <mrow>
                  <mo stretchy="false">(</mo>
                  <mrow>
                    <mrow>
                      <mi>x</mi>
                      <mo stretchy="false">+</mo>
                      <mo stretchy="false">⋯</mo>
                    </mrow>
                    <mfrac>
                      <mrow>
                        <mn>1</mn>
                      </mrow>
                      <mrow>
                        <mn>2</mn>
                      </mrow>
                    </mfrac>
                    <mrow>
                      <mo stretchy="false">(</mo>
                      <mrow>
                        <mrow>
                          <mi>x</mi>
                          <mo stretchy="false">+</mo>
                          <mfrac>
                            <mrow>
                              <mi>m</mi>
                            </mrow>
                            <mrow>
                              <msup>
                                <mi>x</mi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sup>
                            </mrow>
                          </mfrac>
                        </mrow>
                      </mrow>
                      <mo stretchy="false">)</mo>
                    </mrow>
                    <mo stretchy="false">⋯</mo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row>
                <mo stretchy="false">(</mo>
                <mrow>
                  <mrow>
                    <mrow>
                      <mrow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  <mo stretchy="false">+</mo>
                          <mfrac>
                            <mrow>
                              <mn>1</mn>
                            </mrow>
                            <mrow>
                              <msup>
                                <mn>2</mn>
                                <mn>2</mn>
                              </msup>
                            </mrow>
                          </mfrac>
                        </mrow>
                        <mo stretchy="false">+</mo>
                        <mfrac>
                          <mrow>
                            <mn>1</mn>
                          </mrow>
                          <mrow>
                            <msup>
                              <mn>2</mn>
                              <mn>3</mn>
                            </msup>
                          </mrow>
                        </mfrac>
                      </mrow>
                      <mo stretchy="false">+</mo>
                      <mo stretchy="false">⋯</mo>
                    </mrow>
                    <mo stretchy="false">+</mo>
                    <mfrac>
                      <mrow>
                        <mn>1</mn>
                      </mrow>
                      <mrow>
                        <msup>
                          <mn>2</mn>
                          <mi>k</mi>
                        </msup>
                      </mrow>
                    </mfrac>
                  </mrow>
                </mrow>
                <mo stretchy="false">)</mo>
              </mrow>
            </mrow>
            <mrow>
              <mi>x</mi>
              <mo stretchy="false">+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frac>
              <mrow>
                <mi>m</mi>
              </mrow>
              <mrow>
                <msup>
                  <mi>x</mi>
                  <mrow>
                    <mrow>
                      <mi>n</mi>
                      <mo stretchy="false">−</mo>
                      <mn>1</mn>
                    </mrow>
                  </mrow>
                </msup>
              </mrow>
            </mfrac>
          </mrow>
        </mtd>
      </mtr>
      <mtr>
        <mtd>
          <mrow>
            <mrow>
              <mi/>
              <mo stretchy="false">=</mo>
              <mfrac>
                <mrow>
                  <mrow>
                    <msup>
                      <mn>2</mn>
                      <mi>k</mi>
                    </msup>
                    <mo stretchy="false">−</mo>
                    <mn>1</mn>
                  </mrow>
                </mrow>
                <mrow>
                  <msup>
                    <mn>2</mn>
                    <mi>k</mi>
                  </msup>
                </mrow>
              </mfrac>
            </mrow>
            <mrow>
              <mi>x</mi>
              <mo stretchy="false">+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frac>
              <mrow>
                <mi>m</mi>
              </mrow>
              <mrow>
                <msup>
                  <mi>x</mi>
                  <mrow>
                    <mrow>
                      <mi>n</mi>
                      <mo stretchy="false">−</mo>
                      <mn>1</mn>
                    </mrow>
                  </mrow>
                </msup>
              </mrow>
            </mfrac>
          </mrow>
        </mtd>
      </mtr>
      <mtr>
        <mtd>
          <mrow>
            <mrow>
              <mi/>
              <mo stretchy="false">=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row>
              <mo stretchy="false">(</mo>
              <mrow>
                <mrow>
                  <mo stretchy="false">(</mo>
                  <mrow>
                    <mrow>
                      <msup>
                        <mn>2</mn>
                        <mi>k</mi>
                      </msup>
                      <mo stretchy="false">−</mo>
                      <mn>1</mn>
                    </mrow>
                  </mrow>
                  <mo stretchy="false">)</mo>
                </mrow>
                <mrow>
                  <mi>x</mi>
                  <mo stretchy="false">+</mo>
                  <mfrac>
                    <mrow>
                      <mi>m</mi>
                    </mrow>
                    <mrow>
                      <msup>
                        <mi>x</mi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p>
                    </mrow>
                  </mfrac>
                </mrow>
              </mrow>
              <mo stretchy="false">)</mo>
            </mrow>
          </mrow>
        </mtd>
      </mtr>
    </mtable>
    <annotation encoding="StarMath 5.0">f_{n,k}(x)={1} over {2} (x+{1} over {2} (x+dotsaxis  {1} over {2} (x+ g_n(x) )dotsaxis )) 
newline
~~~~~~~={1} over {2} (x+{1} over {2} (x+dotsaxis  {1} over {2} (x+ {m} over {x^{n-1}} )dotsaxis )) 
newline
~~~~~~~~=({1} over {2} +{1} over {2^2}+{1} over {2^3}+dotsaxis +{1} over {2^k})x +{1} over {2^k} {m} over {x^{n-1}} 
newline
`={2^k-1} over {2^k}x +{1} over {2^k} {m} over {x^{n-1}} 
newline
`={1} over {2^k}((2^k-1)x+{m} over {x^{n-1}})
</annotation>
  </semantics>
</math>
</file>

<file path=Object 3/content.xml><?xml version="1.0" encoding="utf-8"?>
<math xmlns="http://www.w3.org/1998/Math/MathML">
  <semantics>
    <mrow>
      <msub>
        <mi>g</mi>
        <mrow>
          <mi>n</mi>
        </mrow>
      </msub>
      <mrow>
        <mo stretchy="false">(</mo>
        <mrow>
          <mi>x</mi>
        </mrow>
        <mo stretchy="false">)</mo>
      </mrow>
    </mrow>
    <annotation encoding="StarMath 5.0">g_{n}(x)</annotation>
  </semantics>
</math>
</file>

<file path=Object 4/content.xml><?xml version="1.0" encoding="utf-8"?>
<math xmlns="http://www.w3.org/1998/Math/MathML">
  <semantics>
    <mrow>
      <msub>
        <mi>f</mi>
        <mrow>
          <mi>n</mi>
          <mi>,</mi>
          <mi>k</mi>
        </mrow>
      </msub>
    </mrow>
    <annotation encoding="StarMath 5.0">f_{n,k}</annotation>
  </semantics>
</math>
</file>

<file path=Object 5/content.xml><?xml version="1.0" encoding="utf-8"?>
<math xmlns="http://www.w3.org/1998/Math/MathML">
  <semantics>
    <mtable>
      <mtr>
        <mtd>
          <mrow>
            <msub>
              <mi>f</mi>
              <mrow>
                <mi>n</mi>
                <mi>,</mi>
                <mi>k</mi>
              </mrow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row>
              <mo stretchy="false">(</mo>
              <mrow>
                <mrow>
                  <mo stretchy="false">(</mo>
                  <mrow>
                    <mrow>
                      <msup>
                        <mn>2</mn>
                        <mi>k</mi>
                      </msup>
                      <mo stretchy="false">−</mo>
                      <mn>1</mn>
                    </mrow>
                  </mrow>
                  <mo stretchy="false">)</mo>
                </mrow>
                <mrow>
                  <mi>x</mi>
                  <mo stretchy="false">+</mo>
                  <mfrac>
                    <mrow>
                      <mi>m</mi>
                    </mrow>
                    <mrow>
                      <msup>
                        <mi>x</mi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p>
                    </mrow>
                  </mfrac>
                </mrow>
              </mrow>
              <mo stretchy="false">)</mo>
            </mrow>
          </mrow>
        </mtd>
      </mtr>
      <mtr>
        <mtd>
          <mrow>
            <msub>
              <mi mathvariant="italic">Df</mi>
              <mrow>
                <mi>n</mi>
                <mi>,</mi>
                <mi>k</mi>
              </mrow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row>
              <mo stretchy="false">(</mo>
              <mrow>
                <mrow>
                  <mrow>
                    <msup>
                      <mn>2</mn>
                      <mi>k</mi>
                    </msup>
                    <mo stretchy="false">−</mo>
                    <mn>1</mn>
                  </mrow>
                  <mo stretchy="false">+</mo>
                  <mrow>
                    <mo stretchy="false">(</mo>
                    <mrow>
                      <mrow>
                        <mn>1</mn>
                        <mo stretchy="false">−</mo>
                        <mi>n</mi>
                      </mrow>
                    </mrow>
                    <mo stretchy="false">)</mo>
                  </mrow>
                </mrow>
                <mfrac>
                  <mrow>
                    <mi>m</mi>
                  </mrow>
                  <mrow>
                    <msup>
                      <mi>x</mi>
                      <mi>n</mi>
                    </msup>
                  </mrow>
                </mfrac>
              </mrow>
              <mo stretchy="false">)</mo>
            </mrow>
          </mrow>
        </mtd>
      </mtr>
      <mtr>
        <mtd>
          <mrow/>
        </mtd>
      </mtr>
      <mtr>
        <mtd>
          <mrow>
            <mfrac>
              <mrow>
                <mn>1</mn>
              </mrow>
              <mrow>
                <msup>
                  <mn>2</mn>
                  <mi>k</mi>
                </msup>
              </mrow>
            </mfrac>
            <mrow>
              <mrow>
                <mo stretchy="false">(</mo>
                <mrow>
                  <mrow>
                    <mrow>
                      <msup>
                        <mn>2</mn>
                        <mi>k</mi>
                      </msup>
                      <mo stretchy="false">−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n>1</mn>
                          <mo stretchy="false">−</mo>
                          <mi>n</mi>
                        </mrow>
                      </mrow>
                      <mo stretchy="false">)</mo>
                    </mrow>
                  </mrow>
                  <mfrac>
                    <mrow>
                      <mi>m</mi>
                    </mrow>
                    <mrow>
                      <msup>
                        <mi>x</mi>
                        <mi>n</mi>
                      </msup>
                    </mrow>
                  </mfrac>
                </mrow>
                <mo stretchy="false">)</mo>
              </mrow>
              <mo stretchy="false">=</mo>
              <mn>0</mn>
            </mrow>
          </mrow>
        </mtd>
      </mtr>
      <mtr>
        <mtd>
          <mrow>
            <mrow>
              <mrow>
                <msup>
                  <mn>2</mn>
                  <mi>k</mi>
                </msup>
                <mo stretchy="false">−</mo>
                <mn>1</mn>
              </mrow>
              <mo stretchy="false">+</mo>
              <mrow>
                <mo stretchy="false">(</mo>
                <mrow>
                  <mrow>
                    <mn>1</mn>
                    <mo stretchy="false">−</mo>
                    <mi>n</mi>
                  </mrow>
                </mrow>
                <mo stretchy="false">)</mo>
              </mrow>
            </mrow>
            <mrow>
              <mfrac>
                <mrow>
                  <mi>m</mi>
                </mrow>
                <mrow>
                  <msup>
                    <mi>x</mi>
                    <mi>n</mi>
                  </msup>
                </mrow>
              </mfrac>
              <mo stretchy="false">=</mo>
              <mn>0</mn>
            </mrow>
          </mrow>
        </mtd>
      </mtr>
      <mtr>
        <mtd>
          <mrow>
            <mrow>
              <mfrac>
                <mrow>
                  <mi>m</mi>
                </mrow>
                <mrow>
                  <msup>
                    <mi>x</mi>
                    <mi>n</mi>
                  </msup>
                </mrow>
              </mfrac>
              <mo stretchy="false">=</mo>
              <mfrac>
                <mrow>
                  <mrow>
                    <mn>1</mn>
                    <mo stretchy="false">−</mo>
                    <msup>
                      <mn>2</mn>
                      <mi>k</mi>
                    </msup>
                  </mrow>
                </mrow>
                <mrow>
                  <mrow>
                    <mn>1</mn>
                    <mo stretchy="false">−</mo>
                    <mi>n</mi>
                  </mrow>
                </mrow>
              </mfrac>
            </mrow>
            <mi/>
            <mo stretchy="false">⋯</mo>
            <mrow>
              <mo stretchy="false">(</mo>
              <mrow>
                <mi>A</mi>
              </mrow>
              <mo stretchy="false">)</mo>
            </mrow>
          </mrow>
        </mtd>
      </mtr>
    </mtable>
    <annotation encoding="StarMath 5.0">f_{n,k}(x)={1} over {2^k}((2^k-1)x+{m} over {x^{n-1}})
newline
Df_{n,k}(x)={1} over {2^k}(2^k-1+(1-n) {m} over {x^n})

newline
newline
{1} over {2^k}(2^k-1+(1-n) {m} over {x^n})=0
newline
2^k-1+(1-n) {m} over {x^n}=0
newline
{m} over {x^n}={1-2^k} over {1-n}~ dotsaxis  (A)
</annotation>
  </semantics>
</math>
</file>

<file path=Object 6/content.xml><?xml version="1.0" encoding="utf-8"?>
<math xmlns="http://www.w3.org/1998/Math/MathML">
  <semantics>
    <mrow>
      <msub>
        <mi>f</mi>
        <mrow>
          <mi>n</mi>
          <mi>,</mi>
          <mi>k</mi>
        </mrow>
      </msub>
    </mrow>
    <annotation encoding="StarMath 5.0">f_{n,k}</annotation>
  </semantics>
</math>
</file>

<file path=Object 7/content.xml><?xml version="1.0" encoding="utf-8"?>
<math xmlns="http://www.w3.org/1998/Math/MathML">
  <semantics>
    <mrow>
      <mroot>
        <mrow>
          <mi>m</mi>
        </mrow>
        <mrow>
          <mi>n</mi>
        </mrow>
      </mroot>
    </mrow>
    <annotation encoding="StarMath 5.0">nroot{n}{m} </annotation>
  </semantics>
</math>
</file>

<file path=Object 8/content.xml><?xml version="1.0" encoding="utf-8"?>
<math xmlns="http://www.w3.org/1998/Math/MathML">
  <semantics>
    <mtable>
      <mtr>
        <mtd>
          <mrow>
            <mrow>
              <mn>1</mn>
              <mo stretchy="false">=</mo>
              <mfrac>
                <mrow>
                  <mrow>
                    <mn>1</mn>
                    <mo stretchy="false">−</mo>
                    <msup>
                      <mn>2</mn>
                      <mi>k</mi>
                    </msup>
                  </mrow>
                </mrow>
                <mrow>
                  <mrow>
                    <mn>1</mn>
                    <mo stretchy="false">−</mo>
                    <mi>n</mi>
                  </mrow>
                </mrow>
              </mfrac>
            </mrow>
          </mrow>
        </mtd>
      </mtr>
      <mtr>
        <mtd>
          <mrow>
            <mrow>
              <mrow>
                <mn>1</mn>
                <mo stretchy="false">−</mo>
                <mi>n</mi>
              </mrow>
              <mo stretchy="false">=</mo>
              <mrow>
                <mn>1</mn>
                <mo stretchy="false">−</mo>
                <msup>
                  <mn>2</mn>
                  <mi>k</mi>
                </msup>
              </mrow>
            </mrow>
          </mrow>
        </mtd>
      </mtr>
      <mtr>
        <mtd>
          <mrow>
            <mrow>
              <mi>n</mi>
              <mo stretchy="false">=</mo>
              <msup>
                <mn>2</mn>
                <mi>k</mi>
              </msup>
            </mrow>
          </mrow>
        </mtd>
      </mtr>
      <mtr>
        <mtd>
          <mrow>
            <msub>
              <mi>log</mi>
              <mrow>
                <mn>2</mn>
              </mrow>
            </msub>
            <mrow>
              <mrow>
                <mi>n</mi>
              </mrow>
              <mo stretchy="false">=</mo>
              <msub>
                <mi>log</mi>
                <mrow>
                  <mn>2</mn>
                </mrow>
              </msub>
            </mrow>
            <mrow>
              <msup>
                <mn>2</mn>
                <mi>k</mi>
              </msup>
            </mrow>
          </mrow>
        </mtd>
      </mtr>
      <mtr>
        <mtd>
          <mrow>
            <msub>
              <mi>log</mi>
              <mrow>
                <mn>2</mn>
              </mrow>
            </msub>
            <mrow>
              <mrow>
                <mi>n</mi>
              </mrow>
              <mo stretchy="false">=</mo>
              <msub>
                <mi mathvariant="italic">klog</mi>
                <mrow>
                  <mn>2</mn>
                </mrow>
              </msub>
            </mrow>
            <mrow>
              <mrow>
                <mn>2</mn>
              </mrow>
              <mo stretchy="false">=</mo>
              <mi>k</mi>
            </mrow>
          </mrow>
        </mtd>
      </mtr>
      <mtr>
        <mtd>
          <mrow>
            <msub>
              <mi>log</mi>
              <mrow>
                <mn>2</mn>
              </mrow>
            </msub>
            <mrow>
              <mrow>
                <mi>n</mi>
              </mrow>
              <mo stretchy="false">=</mo>
              <mi>k</mi>
            </mrow>
          </mrow>
        </mtd>
      </mtr>
    </mtable>
    <annotation encoding="StarMath 5.0">1 =  {1-2^k} over {1-n}
newline
1-n =  1-2^k
newline
n =  2^k
newline
log_{2}{n} =  log_{2} {2^k}
newline
log_{2}{n} =  klog_{2} {2}=k
newline
log_{2}{n} = k
</annotation>
  </semantics>
</math>
</file>

<file path=Object 9/content.xml><?xml version="1.0" encoding="utf-8"?>
<math xmlns="http://www.w3.org/1998/Math/MathML">
  <semantics>
    <mrow>
      <mrow>
        <mi>k</mi>
        <mo stretchy="false">=</mo>
        <mi>└</mi>
      </mrow>
      <msub>
        <mi>log</mi>
        <mrow>
          <mn>2</mn>
        </mrow>
      </msub>
      <mrow>
        <mi>n</mi>
      </mrow>
      <mi>┘</mi>
    </mrow>
    <annotation encoding="StarMath 5.0"> k=└log_{2}{n}┘</annotation>
  </semantics>
</math>
</file>